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svg:stroke-width="0.1cm" svg:stroke-color="#c0c0c0" draw:marker-start-width="0cm" draw:marker-end-width="0cm" draw:fill="solid" draw:fill-color="#ffffff" draw:textarea-horizontal-align="center" draw:textarea-vertical-align="middle" fo:padding-top="0.175cm" fo:padding-bottom="0.175cm" fo:padding-left="0.3cm" fo:padding-right="0.3cm"/>
    </style:style>
    <style:style style:name="gr2" style:family="graphic" style:parent-style-name="standard">
      <style:graphic-properties draw:stroke="none" svg:stroke-width="0.5cm" svg:stroke-color="#000000" draw:fill="none" draw:fill-color="#ffffff" draw:textarea-horizontal-align="left" draw:auto-grow-height="true" draw:auto-grow-width="false" fo:min-height="0cm" fo:min-width="3.075cm" fo:padding-top="0.375cm" fo:padding-bottom="0.375cm" fo:padding-left="0.5cm" fo:padding-right="0.5cm"/>
    </style:style>
    <style:style style:name="gr3" style:family="graphic" style:parent-style-name="standard">
      <style:graphic-properties draw:stroke="solid" svg:stroke-width="0cm" draw:marker-start-width="0cm" draw:marker-end-width="0cm" draw:fill="solid" draw:fill-color="#ccccff" draw:textarea-horizontal-align="justify" draw:textarea-vertical-align="middle" draw:auto-grow-height="false" fo:padding-top="0.125cm" fo:padding-bottom="0.125cm" fo:padding-left="0.25cm" fo:padding-right="0.25cm"/>
    </style:style>
    <style:style style:name="gr4" style:family="graphic" style:parent-style-name="standard">
      <style:graphic-properties draw:fill="solid" draw:fill-color="#ffff99" draw:textarea-horizontal-align="justify" draw:textarea-vertical-align="middle" draw:auto-grow-height="false" fo:wrap-option="wrap"/>
    </style:style>
    <style:style style:name="gr5" style:family="graphic" style:parent-style-name="standard">
      <style:graphic-properties draw:stroke="dash" draw:stroke-dash="Ultrafine_20_Dashed" draw:textarea-horizontal-align="center" draw:textarea-vertical-align="middle"/>
    </style:style>
    <style:style style:name="gr6" style:family="graphic" style:parent-style-name="standard">
      <style:graphic-properties draw:stroke="solid" svg:stroke-width="0.1cm" svg:stroke-color="#c0c0c0" draw:marker-start="Arrow" draw:marker-start-width="0cm" draw:marker-end="Arrow" draw:marker-end-width="0cm" draw:fill="solid" draw:fill-color="#ffffff" draw:textarea-horizontal-align="center" draw:textarea-vertical-align="middle" fo:padding-top="0.175cm" fo:padding-bottom="0.175cm" fo:padding-left="0.3cm" fo:padding-right="0.3cm"/>
    </style:style>
    <style:style style:name="gr7" style:family="graphic" style:parent-style-name="standard">
      <style:graphic-properties draw:stroke="solid" svg:stroke-width="0cm" draw:marker-start-width="0cm" draw:marker-end-width="0cm" draw:fill="solid" draw:fill-color="#99ccff" draw:textarea-horizontal-align="justify" draw:textarea-vertical-align="middle" draw:auto-grow-height="false" fo:padding-top="0.125cm" fo:padding-bottom="0.125cm" fo:padding-left="0.25cm" fo:padding-right="0.25cm" fo:wrap-option="wrap"/>
    </style:style>
    <style:style style:name="gr8" style:family="graphic" style:parent-style-name="standard">
      <style:graphic-properties draw:fill="solid" draw:fill-color="#ffffcc"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solid" svg:stroke-width="0cm" draw:marker-start-width="0cm" draw:marker-end-width="0cm" draw:fill="solid" draw:fill-color="#99ccff" draw:textarea-horizontal-align="justify" draw:textarea-vertical-align="middle" draw:auto-grow-height="false" fo:padding-top="0.125cm" fo:padding-bottom="0.125cm" fo:padding-left="0.25cm" fo:padding-right="0.25cm"/>
    </style:style>
    <style:style style:name="gr11" style:family="graphic" style:parent-style-name="standard">
      <style:graphic-properties draw:stroke="dash" draw:stroke-dash="Ultrafine_20_Dashed" svg:stroke-width="0cm" draw:fill="solid" draw:fill-color="#e6e6e6" draw:textarea-vertical-align="middle" draw:auto-grow-height="false" fo:min-height="0.749cm" fo:min-width="0.499cm"/>
    </style:style>
    <style:style style:name="gr12" style:family="graphic" style:parent-style-name="standard">
      <style:graphic-properties draw:fill="solid" draw:fill-color="#94bd5e" draw:textarea-horizontal-align="justify" draw:textarea-vertical-align="middle" draw:auto-grow-height="false"/>
    </style:style>
    <style:style style:name="gr13" style:family="graphic" style:parent-style-name="standard">
      <style:graphic-properties draw:stroke="none" svg:stroke-width="0.5cm" svg:stroke-color="#000000" draw:fill="none" draw:fill-color="#ffffff" draw:textarea-horizontal-align="left" draw:auto-grow-height="true" draw:auto-grow-width="true" fo:min-height="0cm" fo:min-width="0cm" fo:padding-top="0.375cm" fo:padding-bottom="0.375cm" fo:padding-left="0.5cm" fo:padding-right="0.5cm"/>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marker-start="Arrow" draw:marker-end="Arrow" draw:marker-end-width="0.3cm" draw:textarea-horizontal-align="center" draw:textarea-vertical-align="middle"/>
    </style:style>
    <style:style style:name="gr16" style:family="graphic" style:parent-style-name="standard">
      <style:graphic-properties draw:marker-start="Arrow" draw:marker-start-width="0.3cm" draw:marker-end="Arrow" draw:marker-end-width="0.3cm" draw:textarea-horizontal-align="center" draw:textarea-vertical-align="middle"/>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textarea-horizontal-align="justify" draw:textarea-vertical-align="middle" draw:auto-grow-height="false" fo:wrap-option="wrap"/>
    </style:style>
    <style:style style:name="gr21" style:family="graphic" style:parent-style-name="standard">
      <style:graphic-properties svg:stroke-width="0.1cm" svg:stroke-color="#800000" draw:marker-start-width="0.45cm" draw:marker-end-width="0.45cm" draw:textarea-horizontal-align="center" draw:textarea-vertical-align="middle" fo:padding-top="0.175cm" fo:padding-bottom="0.175cm" fo:padding-left="0.3cm" fo:padding-right="0.3cm"/>
    </style:style>
    <style:style style:name="P1" style:family="paragraph">
      <style:paragraph-properties fo:text-align="center"/>
      <style:text-properties fo:font-size="10.5pt" style:font-size-asian="10.5pt" style:font-size-complex="10.5pt"/>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paragraph-properties fo:text-align="center"/>
      <style:text-properties fo:font-size="12pt" style:font-size-asian="12pt" style:font-size-complex="12pt"/>
    </style:style>
    <style:style style:name="P5" style:family="paragraph">
      <style:paragraph-properties fo:text-align="center"/>
      <style:text-properties fo:font-size="10.5pt" style:font-size-asian="18pt" style:font-size-complex="18pt"/>
    </style:style>
    <style:style style:name="P6" style:family="paragraph">
      <style:text-properties fo:font-size="10.5pt" style:font-size-asian="10.5pt" style:font-size-complex="10.5pt"/>
    </style:style>
    <style:style style:name="P7" style:family="paragraph">
      <style:paragraph-properties>
        <style:tab-stops/>
      </style:paragraph-properties>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style:style style:name="T3" style:family="text">
      <style:text-properties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6.243cm" svg:height="4.291cm" svg:x="13.385cm" svg:y="9.075cm">
          <text:p/>
        </draw:rect>
        <draw:rect draw:style-name="gr1" draw:text-style-name="P2" draw:layer="layout" svg:width="5.681cm" svg:height="4.75cm" svg:x="1.444cm" svg:y="1.225cm">
          <text:p/>
        </draw:rect>
        <draw:rect draw:style-name="gr1" draw:text-style-name="P2" draw:layer="layout" svg:width="6.597cm" svg:height="9.608cm" svg:x="13.115cm" svg:y="14.05cm">
          <text:p/>
        </draw:rect>
        <draw:frame draw:style-name="gr2" draw:text-style-name="P3" draw:layer="layout" svg:width="5cm" svg:height="1.225cm" svg:x="13.825cm" svg:y="22.46cm">
          <draw:text-box>
            <text:p><text:span text:style-name="T1">Public Nameserver</text:span></text:p>
          </draw:text-box>
        </draw:frame>
        <draw:custom-shape draw:style-name="gr3" draw:text-style-name="P4" xml:id="id1" draw:id="id1" draw:layer="layout" svg:width="2.5cm" svg:height="2.5cm" svg:x="15.362cm" svg:y="19.338cm">
          <text:p text:style-name="P2"><text:span text:style-name="T1">DNS Server</text:span></text:p>
          <text:p text:style-name="P2"><text:span text:style-name="T1">(Sla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2" draw:id="id2" draw:layer="layout" svg:width="4.108cm" svg:height="3.307cm" svg:x="14.554cm" svg:y="14.865cm">
          <text:p text:style-name="P2"><text:span text:style-name="T2">Named.conf segments rsynced from master server</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 draw:text-style-name="P5" draw:layer="layout" draw:type="line" svg:x1="16.612cm" svg:y1="19.338cm" svg:x2="16.608cm" svg:y2="17.976cm" draw:start-shape="id1" draw:start-glue-point="4" draw:end-shape="id2" draw:end-glue-point="6" svg:d="m16612 19338-4-1362">
          <text:p/>
        </draw:connector>
        <draw:rect draw:style-name="gr6" draw:text-style-name="P2" draw:layer="layout" svg:width="9.138cm" svg:height="13.736cm" svg:x="1.049cm" svg:y="8.072cm">
          <text:p/>
        </draw:rect>
        <draw:custom-shape draw:style-name="gr3" draw:text-style-name="P4" xml:id="id4" draw:id="id4" draw:layer="layout" svg:width="2.85cm" svg:height="2.81cm" svg:x="1.355cm" svg:y="17.783cm">
          <text:p text:style-name="P2"><text:span text:style-name="T1">DNS Server</text:span></text:p>
          <text:p text:style-name="P2"><text:span text:style-name="T1">(DMS Mas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5" draw:id="id5" draw:layer="layout" svg:width="4.494cm" svg:height="2.5cm" svg:x="5.196cm" svg:y="13.731cm">
          <text:p text:style-name="P2"><text:span text:style-name="T1">DNS Management Daem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xml:id="id3" draw:id="id3" draw:layer="layout" svg:width="2.057cm" svg:height="2.118cm" svg:x="1.73cm" svg:y="14.966cm">
          <text:p text:style-name="P2"><text:span text:style-name="T1">Zone</text:span></text:p>
          <text:p text:style-name="P2"><text:span text:style-name="T1">Definition</text:span></text:p>
          <text:p text:style-name="P2"><text:span text:style-name="T1">Fi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 draw:text-style-name="P5" draw:layer="layout" draw:type="line" svg:x1="2.759cm" svg:y1="16.959cm" svg:x2="2.78cm" svg:y2="17.783cm" draw:start-shape="id3" draw:start-glue-point="6" draw:end-shape="id4" draw:end-glue-point="4" svg:d="m2759 16959 21 824">
          <text:p/>
        </draw:connector>
        <draw:connector draw:style-name="gr5" draw:text-style-name="P5" draw:layer="layout" draw:type="line" svg:x1="3.787cm" svg:y1="16.025cm" svg:x2="5.196cm" svg:y2="14.981cm" draw:start-shape="id3" draw:start-glue-point="7" draw:end-shape="id5" draw:end-glue-point="6" svg:d="m3787 16025 1409-1044">
          <text:p/>
        </draw:connector>
        <draw:custom-shape draw:style-name="gr9" draw:text-style-name="P5" xml:id="id8" draw:id="id8" draw:layer="layout" svg:width="1.931cm" svg:height="1.852cm" svg:x="6.243cm" svg:y="17.105cm">
          <text:p text:style-name="P2"><text:span text:style-name="T3">rsyslo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10" draw:id="id10" draw:layer="layout" svg:width="3.107cm" svg:height="2.5cm" svg:x="2.93cm" svg:y="2.299cm">
          <text:p text:style-name="P2"><text:span text:style-name="T1">DMI Client</text:span></text:p>
          <text:p text:style-name="P2"><text:span text:style-name="T1">(Apache/PH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xml:id="id7" draw:id="id7" draw:layer="layout" svg:width="7.765cm" svg:height="3.377cm" svg:x="12.235cm" svg:y="24.888cm">
          <text:p text:style-name="P2">DNS Request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4" xml:id="id6" draw:id="id6" draw:layer="layout" svg:width="2.661cm" svg:height="2.234cm" svg:x="1.839cm" svg:y="11.46cm">
          <text:p text:style-name="P2"><text:span text:style-name="T1">Postgres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3" draw:layer="layout" svg:width="6.158cm" svg:height="1.225cm" svg:x="2.904cm" svg:y="20.615cm">
          <draw:text-box>
            <text:p><text:span text:style-name="T1">Private Master Nameserver</text:span></text:p>
          </draw:text-box>
        </draw:frame>
        <draw:custom-shape draw:style-name="gr4" draw:text-style-name="P1" draw:layer="layout" svg:width="6.456cm" svg:height="3.545cm" svg:x="3.07cm" svg:y="22.532cm">
          <text:p text:style-name="P2"><text:span text:style-name="T2">When a DNS Request is sent to the Public slave, it checks it's </text:span></text:p>
          <text:p text:style-name="P2"><text:span text:style-name="T2">'in memory' DNS tables. Information in these tables is published from Hidden Master DNS server using AXFR DNS protoco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4" draw:text-style-name="P5" draw:layer="layout" draw:type="line" svg:x1="9.69cm" svg:y1="14.981cm" svg:x2="14.554cm" svg:y2="16.519cm" draw:start-shape="id5" draw:start-glue-point="10" draw:end-shape="id2" draw:end-glue-point="5" svg:d="m9690 14981 4864 1538">
          <text:p text:style-name="P2"><text:span text:style-name="T3">rsync</text:span></text:p>
        </draw:connector>
        <draw:connector draw:style-name="gr14" draw:text-style-name="P5" draw:layer="layout" draw:type="line" svg:x1="9.032cm" svg:y1="15.865cm" svg:x2="15.728cm" svg:y2="19.704cm" draw:start-shape="id5" draw:start-glue-point="9" draw:end-shape="id1" draw:end-glue-point="5" svg:d="m9032 15865 6696 3839">
          <text:p text:style-name="P2"><text:span text:style-name="T3">rndc</text:span></text:p>
        </draw:connector>
        <draw:connector draw:style-name="gr15" draw:text-style-name="P5" draw:layer="layout" draw:type="line" svg:x1="4.205cm" svg:y1="19.188cm" svg:x2="15.728cm" svg:y2="21.472cm" draw:start-shape="id4" draw:start-glue-point="10" draw:end-shape="id1" draw:end-glue-point="7" svg:d="m4205 19188 11523 2284">
          <text:p/>
        </draw:connector>
        <draw:connector draw:style-name="gr5" draw:text-style-name="P5" draw:layer="layout" draw:type="line" svg:x1="5.854cm" svg:y1="14.097cm" svg:x2="3.17cm" svg:y2="13.694cm" draw:start-shape="id5" draw:start-glue-point="5" draw:end-shape="id6" draw:end-glue-point="7" svg:d="m5854 14097-2684-403">
          <text:p/>
        </draw:connector>
        <draw:connector draw:style-name="gr16" draw:text-style-name="P5" draw:layer="layout" draw:type="line" svg:x1="7.443cm" svg:y1="13.731cm" svg:x2="4.5cm" svg:y2="12.577cm" draw:start-shape="id5" draw:start-glue-point="4" draw:end-shape="id6" svg:d="m7443 13731-2943-1154">
          <text:p text:style-name="P2"><text:span text:style-name="T3">Event Queue</text:span></text:p>
        </draw:connector>
        <draw:connector draw:style-name="gr17" draw:text-style-name="P5" draw:layer="layout" draw:type="line" svg:x1="16.117cm" svg:y1="24.888cm" svg:x2="16.612cm" svg:y2="21.838cm" draw:start-shape="id7" draw:start-glue-point="0" draw:end-shape="id1" draw:end-glue-point="8" svg:d="m16117 24888 495-3050">
          <text:p/>
        </draw:connector>
        <draw:custom-shape draw:style-name="gr4" draw:text-style-name="P5" draw:layer="layout" svg:width="6.429cm" svg:height="2.169cm" svg:x="3.228cm" svg:y="26.371cm">
          <text:p text:style-name="P2"><text:span text:style-name="T2">Communication between the master and slave servers is secured via IPSEC with PSK.</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5" draw:text-style-name="P5" draw:layer="layout" draw:type="line" svg:x1="6.525cm" svg:y1="17.376cm" svg:x2="3.17cm" svg:y2="13.694cm" draw:start-shape="id8" draw:start-glue-point="5" draw:end-shape="id6" draw:end-glue-point="7" svg:d="m6525 17376-3355-3682">
          <text:p/>
        </draw:connector>
        <draw:connector draw:style-name="gr17" draw:text-style-name="P5" draw:layer="layout" draw:type="line" svg:x1="15.362cm" svg:y1="20.588cm" svg:x2="8.174cm" svg:y2="18.031cm" draw:start-shape="id1" draw:start-glue-point="6" draw:end-shape="id8" svg:d="m15362 20588-7188-2557">
          <text:p/>
        </draw:connector>
        <draw:connector draw:style-name="gr18" draw:text-style-name="P5" draw:layer="layout" draw:type="line" svg:x1="5.281cm" svg:y1="9.539cm" svg:x2="4.484cm" svg:y2="4.799cm" draw:start-shape="id9" draw:start-glue-point="5" draw:end-shape="id10" draw:end-glue-point="8" svg:d="m5281 9539-797-4740">
          <text:p text:style-name="P2"><text:span text:style-name="T3">JSON/RPC</text:span></text:p>
        </draw:connector>
        <draw:g>
          <draw:rect draw:style-name="gr1" draw:text-style-name="P2" draw:layer="layout" svg:width="4.301cm" svg:height="4.291cm" svg:x="14.165cm" svg:y="4.069cm">
            <text:p/>
          </draw:rect>
          <draw:frame draw:style-name="gr19" draw:text-style-name="P6" draw:layer="layout" svg:width="2.983cm" svg:height="1.073cm" svg:x="15.088cm" svg:y="6.953cm">
            <draw:text-box>
              <text:p><text:span text:style-name="T2">Customer DNS</text:span></text:p>
              <text:p><text:span text:style-name="T2">Website</text:span></text:p>
            </draw:text-box>
          </draw:frame>
          <draw:custom-shape draw:style-name="gr9" draw:text-style-name="P1" xml:id="id11" draw:id="id11" draw:layer="layout" svg:width="2.855cm" svg:height="2.332cm" svg:x="14.836cm" svg:y="4.349cm">
            <text:p text:style-name="P2"><text:span text:style-name="T2">DMI 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16" draw:text-style-name="P1" draw:layer="layout" draw:type="line" svg:x1="15.254cm" svg:y1="6.34cm" svg:x2="6.894cm" svg:y2="9.539cm" draw:start-shape="id11" draw:start-glue-point="7" draw:end-shape="id9" draw:end-glue-point="11" svg:d="m15254 6340-8360 3199">
          <text:p text:style-name="P2"><text:span text:style-name="T2">JSON/RPC</text:span></text:p>
        </draw:connector>
        <draw:custom-shape draw:style-name="gr20" draw:text-style-name="P1" xml:id="id9" draw:id="id9" draw:layer="layout" svg:width="2.279cm" svg:height="2.227cm" svg:x="4.948cm" svg:y="9.213cm">
          <text:p text:style-name="P2"><text:span text:style-name="T2">DMS</text:span></text:p>
          <text:p text:style-name="P2"><text:span text:style-name="T2">WSGI 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2" draw:layer="layout" draw:type="line" svg:x1="3.17cm" svg:y1="11.46cm" svg:x2="4.948cm" svg:y2="10.326cm" draw:start-shape="id6" draw:start-glue-point="5" draw:end-shape="id9" svg:d="m3170 11460 1778-1134">
          <text:p/>
        </draw:connector>
        <draw:connector draw:style-name="gr16" draw:text-style-name="P1" draw:layer="layout" draw:type="line" svg:x1="7.227cm" svg:y1="10.327cm" svg:x2="13.988cm" svg:y2="10.401cm" draw:start-shape="id9" draw:start-glue-point="10" draw:end-shape="id12" svg:d="m7227 10327 6761 74">
          <text:p text:style-name="P2"><text:span text:style-name="T2">JSON/RPC</text:span></text:p>
        </draw:connector>
        <draw:frame draw:style-name="gr19" draw:text-style-name="P6" draw:layer="layout" svg:width="2.72cm" svg:height="0.662cm" svg:x="16.337cm" svg:y="9.329cm">
          <draw:text-box>
            <text:p><text:span text:style-name="T2">Plesk Virtuals</text:span></text:p>
          </draw:text-box>
        </draw:frame>
        <draw:custom-shape draw:style-name="gr20" draw:text-style-name="P1" xml:id="id12" draw:id="id12" draw:layer="layout" svg:width="2.462cm" svg:height="2.148cm" svg:x="13.988cm" svg:y="9.327cm">
          <text:p text:style-name="P2"><text:span text:style-name="T2">Plesk event 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6.549cm" svg:height="2.746cm" svg:x="12.915cm" svg:y="1.158cm">
          <text:p text:style-name="P2"><text:span text:style-name="T2">DMI JSON/RPC secured via https, and authenticed via BasicAuth or X509 User certificat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9" draw:text-style-name="P6" draw:layer="layout" svg:width="5.493cm" svg:height="0.662cm" svg:x="1.598cm" svg:y="1.464cm">
          <draw:text-box>
            <text:p text:style-name="P7"><text:span text:style-name="T2">Internal Management Interface</text:span></text:p>
          </draw:text-box>
        </draw:frame>
        <draw:line draw:style-name="gr21" draw:text-style-name="P2" draw:layer="layout" svg:x1="11.395cm" svg:y1="1.311cm" svg:x2="11.5cm" svg:y2="28.293cm">
          <svg:title>Firewall</svg:title>
          <text:p/>
        </draw:line>
        <draw:frame draw:style-name="gr19" draw:text-style-name="P6" draw:layer="layout" svg:width="1.755cm" svg:height="0.662cm" svg:x="9.221cm" svg:y="2.384cm">
          <draw:text-box>
            <text:p><text:span text:style-name="T2">Firewall</text:span></text:p>
          </draw:text-box>
        </draw:frame>
        <draw:connector draw:style-name="gr14" draw:text-style-name="P5" draw:layer="layout" draw:type="line" svg:x1="5.854cm" svg:y1="15.865cm" svg:x2="3.777cm" svg:y2="18.188cm" draw:start-shape="id5" draw:start-glue-point="7" svg:d="m5854 15865-2077 2323">
          <text:p text:style-name="P2"><text:span text:style-name="T3">rndc</text:span></text:p>
        </draw:connector>
        <draw:line draw:style-name="gr21" draw:text-style-name="P2" draw:layer="layout" svg:x1="0.803cm" svg:y1="7.432cm" svg:x2="11.416cm" svg:y2="7.432cm">
          <svg:title>Firewall</svg:title>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Z"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5-12T09:55:36</meta:creation-date>
    <dc:date>2013-07-14T15:09:30</dc:date>
    <meta:editing-duration>PT9H5M16S</meta:editing-duration>
    <meta:editing-cycles>38</meta:editing-cycles>
    <meta:generator>LibreOffice/3.5$Linux_X86_64 LibreOffice_project/350m1$Build-2</meta:generator>
    <dc:creator>Matthew Grant</dc:creator>
    <meta:printed-by>Matthew Grant</meta:printed-by>
    <meta:print-date>2012-08-02T10:55:19</meta:print-date>
    <meta:document-statistic meta:object-count="45"/>
    <meta:user-defined meta:name="Info 1"/>
    <meta:user-defined meta:name="Info 2"/>
    <meta:user-defined meta:name="Info 3"/>
    <meta:user-defined meta:name="Info 4"/>
  </office:meta>
</office:document-meta>
</file>